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518ad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411ff2">
      <style:text-properties style:text-underline-style="none" xlink:href="http://www.eins.de"/>
    </style:style>
    <style:style style:family="text" style:name="a3137b1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18a78f" style:parent-style-name="Standard">
      <style:paragraph-properties fo:margin-left="7.5mm" fo:margin-right="0.0mm" fo:text-indent="-7.5mm"/>
      <style:text-properties/>
    </style:style>
    <style:style style:family="paragraph" style:name="a5bd86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c414b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9a020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98fd4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a0a464" style:parent-style-name="Graphics">
      <style:graphic-properties fo:background-color="ffffff"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478ef4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d4654e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d2e483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478ef4"><draw:frame draw:style-name="aa0a464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298fd4"/>
      <text:p text:style-name="a9a0201"/>
      <text:p text:style-name="ac414be"/>
      <text:p text:style-name="a5bd86f"/>
      <text:p text:style-name="a18a78f"><text:a xlink:href="http://www.eins.de"><text:span text:style-name="Hyperlink">Kapitel</text:span></text:a><text:a xlink:href="http://www.zwei.de"><text:span text:style-name="Hyperlink">10</text:span></text:a></text:p>
      <text:p text:style-name="a518ad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c54f03" style:parent-style-name="Header">
      <style:text-properties fo:font-size="10.0pt" style:font-name="Verdana" style:font-name-complex="Verdana" style:font-size-asian="10.0pt"/>
    </style:style>
    <style:style style:family="paragraph" style:name="a05bdeb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9685b9">
      <style:text-properties fo:font-size="10.0pt" style:font-name="Verdana" style:font-name-complex="Verdana" style:font-size-asian="10.0pt"/>
    </style:style>
    <style:style style:family="paragraph" style:name="a5e8fa9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5e8fa9"><text:span text:style-name="a9685b9">Handbuch Pastoralbüro<text:tab/>Kapitel 10 – 10.0 Inhaltsverzeichnis</text:span></text:p>
        <text:p text:style-name="a05bdeb"/>
        <text:p text:style-name="ac54f03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010S</meta:editing-duration>
  </office:meta>
</office:document-meta>
</file>